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13B0000016B104DB599.png"/>
  <manifest:file-entry manifest:media-type="image/png" manifest:full-path="Pictures/10000201000013690000075C10CC7DA6.png"/>
  <manifest:file-entry manifest:media-type="image/png" manifest:full-path="Pictures/100002010000163500000974F1376F8B.png"/>
  <manifest:file-entry manifest:media-type="image/png" manifest:full-path="Pictures/1000020100000126000003452F890C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92cm" svg:height="4.25cm" svg:x="4.5cm" svg:y="3.5cm">
          <draw:image xlink:href="Pictures/1000020100000126000003452F890C99.png" xlink:type="simple" xlink:show="embed" xlink:actuate="onLoad">
            <text:p/>
          </draw:image>
        </draw:frame>
        <draw:frame draw:style-name="gr1" draw:text-style-name="P1" draw:layer="layout" svg:width="1.599cm" svg:height="1.843cm" svg:x="17.893cm" svg:y="5.104cm">
          <draw:image xlink:href="Pictures/100002010000013B0000016B104DB599.png" xlink:type="simple" xlink:show="embed" xlink:actuate="onLoad">
            <text:p/>
          </draw:image>
        </draw:frame>
        <draw:frame draw:style-name="gr2" draw:layer="layout" svg:width="3.58cm" svg:height="0.963cm" svg:x="6.192cm" svg:y="5.5cm">
          <draw:text-box>
            <text:p>Treble Clef</text:p>
          </draw:text-box>
        </draw:frame>
        <draw:frame draw:style-name="gr2" draw:layer="layout" svg:width="3.216cm" svg:height="0.963cm" svg:x="20.076cm" svg:y="5.5cm">
          <draw:text-box>
            <text:p>Bass Clef</text:p>
          </draw:text-box>
        </draw:frame>
        <draw:frame draw:style-name="gr1" draw:text-style-name="P1" draw:layer="layout" svg:width="25.241cm" svg:height="9.569cm" svg:x="1.312cm" svg:y="9.494cm">
          <draw:image xlink:href="Pictures/10000201000013690000075C10CC7DA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3" draw:layer="layout" svg:width="24.204cm" svg:height="1.115cm" svg:x="1.5cm" svg:y="3.905cm">
          <draw:text-box>
            <text:p text:style-name="P2"><text:span text:style-name="T1">The lines and spaces on The Grand Staff each belong to a white key.</text:span></text:p>
          </draw:text-box>
        </draw:frame>
        <draw:frame draw:style-name="gr1" draw:text-style-name="P1" draw:layer="layout" svg:width="25.939cm" svg:height="11.041cm" svg:x="1.001cm" svg:y="5.146cm">
          <draw:image xlink:href="Pictures/100002010000163500000974F1376F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35M15S</meta:editing-duration>
    <meta:editing-cycles>4</meta:editing-cycles>
    <meta:generator>OpenOffice.org/3.3$Win32 OpenOffice.org_project/330m20$Build-9567</meta:generator>
    <dc:date>2013-01-26T18:58:32.56</dc:date>
    <dc:creator>Blaine Hansen</dc:creator>
    <meta:document-statistic meta:object-count="7"/>
  </office:meta>
</office:document-meta>
</file>